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 table:number-rows-repeated="10485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55:13.463563256</dc:date>
    <meta:editing-duration>P1DT23H9M36S</meta:editing-duration>
    <meta:editing-cycles>1925</meta:editing-cycles>
    <meta:document-statistic meta:table-count="9" meta:cell-count="2294" meta:object-count="0"/>
  </office:meta>
</office:document-meta>
</file>